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e072" officeooo:paragraph-rsid="0017e072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17e072" officeooo:paragraph-rsid="0017e072" fo:background-color="#1e1e1e"/>
    </style:style>
    <style:style style:name="P4" style:family="paragraph" style:parent-style-name="Standard">
      <style:text-properties fo:color="#d4d4d4" loext:opacity="100%" style:font-name="Consolas" fo:font-size="10.5pt" fo:font-weight="normal" officeooo:rsid="0018ade2" officeooo:paragraph-rsid="0018ade2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1fca6e" officeooo:paragraph-rsid="001fca6e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paragraph-rsid="0029a6a8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paragraph-rsid="001d3376" fo:background-color="#1e1e1e"/>
    </style:style>
    <style:style style:name="P8" style:family="paragraph" style:parent-style-name="Standard">
      <style:text-properties fo:color="#d4d4d4" loext:opacity="100%" style:font-name="Consolas" fo:font-size="10.5pt" fo:font-weight="normal" officeooo:rsid="005ccd03" officeooo:paragraph-rsid="005ccd03" fo:background-color="#1e1e1e"/>
    </style:style>
    <style:style style:name="P9" style:family="paragraph" style:parent-style-name="Standard">
      <style:text-properties fo:color="#d4d4d4" loext:opacity="100%" style:font-name="Consolas" fo:font-size="10.5pt" fo:font-weight="normal" officeooo:rsid="005da933" officeooo:paragraph-rsid="005da933" fo:background-color="#1e1e1e"/>
    </style:style>
    <style:style style:name="P10" style:family="paragraph" style:parent-style-name="Standard">
      <style:text-properties fo:color="#d4d4d4" loext:opacity="100%" style:font-name="Consolas" fo:font-size="10.5pt" fo:font-weight="normal" officeooo:rsid="0060d44e" officeooo:paragraph-rsid="0060d44e" fo:background-color="#1e1e1e"/>
    </style:style>
    <style:style style:name="P11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2" style:family="paragraph" style:parent-style-name="Standard">
      <style:paragraph-properties style:line-height-at-least="0.503cm"/>
      <style:text-properties fo:color="#d4d4d4" loext:opacity="100%" officeooo:paragraph-rsid="003e7791" fo:background-color="#1e1e1e"/>
    </style:style>
    <style:style style:name="P13" style:family="paragraph" style:parent-style-name="Standard">
      <style:text-properties fo:color="#d4d4d4" loext:opacity="100%" officeooo:rsid="001947c9" officeooo:paragraph-rsid="001947c9" fo:background-color="#1e1e1e"/>
    </style:style>
    <style:style style:name="P14" style:family="paragraph" style:parent-style-name="Standard">
      <style:text-properties fo:color="#d4d4d4" loext:opacity="100%" officeooo:rsid="00194ef8" officeooo:paragraph-rsid="00194ef8" fo:background-color="#1e1e1e"/>
    </style:style>
    <style:style style:name="P15" style:family="paragraph" style:parent-style-name="Standard">
      <style:text-properties fo:color="#d4d4d4" loext:opacity="100%" officeooo:rsid="0055f01a" officeooo:paragraph-rsid="0055f01a" fo:background-color="#1e1e1e"/>
    </style:style>
    <style:style style:name="P16" style:family="paragraph" style:parent-style-name="Standard">
      <style:text-properties fo:color="#d4d4d4" loext:opacity="100%" officeooo:rsid="00571e93" officeooo:paragraph-rsid="00571e93" fo:background-color="#1e1e1e"/>
    </style:style>
    <style:style style:name="P17" style:family="paragraph" style:parent-style-name="Standard">
      <style:text-properties fo:color="#d4d4d4" loext:opacity="100%" officeooo:rsid="005a4757" officeooo:paragraph-rsid="005a4757" fo:background-color="#1e1e1e"/>
    </style:style>
    <style:style style:name="P18" style:family="paragraph" style:parent-style-name="Standard">
      <style:text-properties fo:color="#d4d4d4" loext:opacity="100%" officeooo:rsid="0060d44e" officeooo:paragraph-rsid="0060d44e" fo:background-color="#1e1e1e"/>
    </style:style>
    <style:style style:name="P19" style:family="paragraph" style:parent-style-name="Standard">
      <style:text-properties fo:color="#d4d4d4" loext:opacity="100%" officeooo:rsid="00631fb9" officeooo:paragraph-rsid="00631fb9" fo:background-color="#1e1e1e"/>
    </style:style>
    <style:style style:name="P20" style:family="paragraph" style:parent-style-name="Standard">
      <style:text-properties officeooo:rsid="0018ade2" officeooo:paragraph-rsid="0018ade2"/>
    </style:style>
    <style:style style:name="P21" style:family="paragraph" style:parent-style-name="Standard">
      <style:text-properties officeooo:rsid="001947c9" officeooo:paragraph-rsid="001947c9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text-properties officeooo:rsid="00194ef8" officeooo:paragraph-rsid="00194ef8"/>
    </style:style>
    <style:style style:name="P24" style:family="paragraph" style:parent-style-name="Standard">
      <style:text-properties officeooo:rsid="001a44d6" officeooo:paragraph-rsid="001a44d6"/>
    </style:style>
    <style:style style:name="P25" style:family="paragraph" style:parent-style-name="Standard">
      <style:text-properties officeooo:rsid="001c2b89" officeooo:paragraph-rsid="001c2b89"/>
    </style:style>
    <style:style style:name="P26" style:family="paragraph" style:parent-style-name="Standard">
      <style:text-properties officeooo:rsid="001d3376" officeooo:paragraph-rsid="001d3376"/>
    </style:style>
    <style:style style:name="P27" style:family="paragraph" style:parent-style-name="Standard">
      <style:text-properties officeooo:rsid="001dfcad" officeooo:paragraph-rsid="001dfcad"/>
    </style:style>
    <style:style style:name="P28" style:family="paragraph" style:parent-style-name="Standard">
      <style:text-properties officeooo:rsid="001fca6e" officeooo:paragraph-rsid="001fca6e"/>
    </style:style>
    <style:style style:name="P29" style:family="paragraph" style:parent-style-name="Standard">
      <style:text-properties officeooo:rsid="001fca6e" officeooo:paragraph-rsid="0029a6a8"/>
    </style:style>
    <style:style style:name="P30" style:family="paragraph" style:parent-style-name="Standard">
      <style:text-properties officeooo:rsid="001fca6e" officeooo:paragraph-rsid="0036743c"/>
    </style:style>
    <style:style style:name="P31" style:family="paragraph" style:parent-style-name="Standard">
      <style:text-properties officeooo:rsid="00219b38" officeooo:paragraph-rsid="00219b38"/>
    </style:style>
    <style:style style:name="P32" style:family="paragraph" style:parent-style-name="Standard">
      <style:text-properties officeooo:rsid="00237c03" officeooo:paragraph-rsid="00237c03"/>
    </style:style>
    <style:style style:name="P33" style:family="paragraph" style:parent-style-name="Standard">
      <style:text-properties officeooo:rsid="00237c03" officeooo:paragraph-rsid="00293ceb"/>
    </style:style>
    <style:style style:name="P34" style:family="paragraph" style:parent-style-name="Standard">
      <style:text-properties officeooo:rsid="00265eed" officeooo:paragraph-rsid="00265eed"/>
    </style:style>
    <style:style style:name="P35" style:family="paragraph" style:parent-style-name="Standard">
      <style:text-properties officeooo:paragraph-rsid="0029a6a8"/>
    </style:style>
    <style:style style:name="P36" style:family="paragraph" style:parent-style-name="Standard">
      <style:text-properties officeooo:paragraph-rsid="002fa141"/>
    </style:style>
    <style:style style:name="P37" style:family="paragraph" style:parent-style-name="Standard">
      <style:text-properties officeooo:paragraph-rsid="0036743c"/>
    </style:style>
    <style:style style:name="P38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39" style:family="paragraph" style:parent-style-name="Standard">
      <style:text-properties officeooo:rsid="0054693c" officeooo:paragraph-rsid="0054693c"/>
    </style:style>
    <style:style style:name="P40" style:family="paragraph" style:parent-style-name="Standard">
      <style:text-properties officeooo:rsid="0055f01a" officeooo:paragraph-rsid="0055f01a"/>
    </style:style>
    <style:style style:name="P41" style:family="paragraph" style:parent-style-name="Standard">
      <style:text-properties officeooo:rsid="00562358" officeooo:paragraph-rsid="00562358"/>
    </style:style>
    <style:style style:name="P42" style:family="paragraph" style:parent-style-name="Standard">
      <style:text-properties officeooo:rsid="00571e93" officeooo:paragraph-rsid="00571e93"/>
    </style:style>
    <style:style style:name="P43" style:family="paragraph" style:parent-style-name="Standard">
      <style:text-properties officeooo:rsid="005a4757" officeooo:paragraph-rsid="005a4757"/>
    </style:style>
    <style:style style:name="P44" style:family="paragraph" style:parent-style-name="Standard">
      <style:text-properties officeooo:rsid="005ccd03" officeooo:paragraph-rsid="005ccd03"/>
    </style:style>
    <style:style style:name="P45" style:family="paragraph" style:parent-style-name="Standard">
      <style:text-properties officeooo:rsid="005da933" officeooo:paragraph-rsid="005da933"/>
    </style:style>
    <style:style style:name="P46" style:family="paragraph" style:parent-style-name="Standard">
      <style:text-properties officeooo:rsid="0060460b" officeooo:paragraph-rsid="0060460b"/>
    </style:style>
    <style:style style:name="P47" style:family="paragraph" style:parent-style-name="Standard">
      <style:text-properties officeooo:rsid="0060d44e" officeooo:paragraph-rsid="0060d44e"/>
    </style:style>
    <style:style style:name="P48" style:family="paragraph" style:parent-style-name="Standard">
      <style:text-properties officeooo:rsid="00631fb9" officeooo:paragraph-rsid="00631fb9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6743c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6fba2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536c80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paragraph-rsid="0036743c" fo:background-color="#1e1e1e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0adc7" officeooo:paragraph-rsid="0040adc7" fo:background-color="#1e1e1e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26e54" officeooo:paragraph-rsid="00426e54" fo:background-color="#1e1e1e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2f87a" officeooo:paragraph-rsid="0042f87a" fo:background-color="#1e1e1e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63792" officeooo:paragraph-rsid="00463792" fo:background-color="#1e1e1e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a8045" officeooo:paragraph-rsid="004a8045" fo:background-color="#1e1e1e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b7fe4" officeooo:paragraph-rsid="004b7fe4" fo:background-color="#1e1e1e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513725" officeooo:paragraph-rsid="00513725" fo:background-color="#1e1e1e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paragraph-rsid="0036743c" fo:background-color="#1e1e1e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rsid="00426e54" officeooo:paragraph-rsid="00426e54" fo:background-color="#1e1e1e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rsid="005243c4" officeooo:paragraph-rsid="005243c4" fo:background-color="#1e1e1e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0adc7" officeooo:paragraph-rsid="0040adc7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26e54" officeooo:paragraph-rsid="00426e54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2f87a" officeooo:paragraph-rsid="0042f87a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6fba2" officeooo:paragraph-rsid="0046fba2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a8045" officeooo:paragraph-rsid="004a8045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2f87a" officeooo:paragraph-rsid="0042f87a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63792" officeooo:paragraph-rsid="00463792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6fba2" officeooo:paragraph-rsid="0046fba2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8d315" officeooo:paragraph-rsid="0046fba2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a8045" officeooo:paragraph-rsid="004a8045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b7fe4" officeooo:paragraph-rsid="004b7fe4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13725" officeooo:paragraph-rsid="00513725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243c4" officeooo:paragraph-rsid="005243c4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2e3ae" officeooo:paragraph-rsid="0052e3ae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36c80" officeooo:paragraph-rsid="00536c80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b7fe4" officeooo:paragraph-rsid="004b7fe4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536c80" officeooo:paragraph-rsid="00536c80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 fo:background-color="#1e1e1e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4ec9b0" loext:opacity="100%" style:font-name="Consolas" fo:font-size="10.5pt" fo:font-weight="normal" fo:background-color="#1e1e1e" loext:char-shading-value="0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font-weight="normal" officeooo:rsid="0046fba2"/>
    </style:style>
    <style:style style:name="T9" style:family="text">
      <style:text-properties style:font-name="Consolas" fo:font-size="10.5pt" fo:font-weight="normal" officeooo:rsid="0048d315"/>
    </style:style>
    <style:style style:name="T10" style:family="text">
      <style:text-properties style:font-name="Consolas" fo:font-size="10.5pt" fo:font-weight="normal" officeooo:rsid="0052e3ae"/>
    </style:style>
    <style:style style:name="T11" style:family="text">
      <style:text-properties style:font-name="Consolas" fo:font-size="10.5pt" fo:font-weight="normal" officeooo:rsid="0054693c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 fo:background-color="#1e1e1e" loext:char-shading-value="0"/>
    </style:style>
    <style:style style:name="T15" style:family="text">
      <style:text-properties officeooo:rsid="001a02d4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 fo:background-color="#1e1e1e" loext:char-shading-value="0"/>
    </style:style>
    <style:style style:name="T21" style:family="text">
      <style:text-properties fo:color="#c586c0" loext:opacity="100%" style:font-name="Consolas" fo:font-size="10.5pt" fo:font-weight="normal"/>
    </style:style>
    <style:style style:name="T22" style:family="text">
      <style:text-properties fo:font-variant="normal" fo:text-transform="none" fo:color="#505050" loext:opacity="100%" style:font-name="Inter" fo:font-size="9pt" fo:letter-spacing="normal" fo:font-style="normal" fo:font-weight="normal"/>
    </style:style>
    <style:style style:name="T23" style:family="text">
      <style:text-properties fo:font-variant="normal" fo:text-transform="none" fo:color="#505050" loext:opacity="100%" style:font-name="Inter" fo:font-size="9pt" fo:letter-spacing="normal" fo:font-style="normal" fo:font-weight="normal" officeooo:rsid="0048d315"/>
    </style:style>
    <style:style style:name="T24" style:family="text">
      <style:text-properties officeooo:rsid="0023060a"/>
    </style:style>
    <style:style style:name="T25" style:family="text">
      <style:text-properties officeooo:rsid="00237c03"/>
    </style:style>
    <style:style style:name="T26" style:family="text">
      <style:text-properties officeooo:rsid="001dfcad"/>
    </style:style>
    <style:style style:name="T27" style:family="text">
      <style:text-properties officeooo:rsid="00293ceb"/>
    </style:style>
    <style:style style:name="T28" style:family="text">
      <style:text-properties officeooo:rsid="0029a6a8"/>
    </style:style>
    <style:style style:name="T29" style:family="text">
      <style:text-properties fo:color="#d4d4d4" loext:opacity="100%" style:font-name="Consolas" fo:font-size="10.5pt" fo:font-weight="normal" fo:background-color="#1e1e1e" loext:char-shading-value="0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fo:color="#6a9955" loext:opacity="100%"/>
    </style:style>
    <style:style style:name="T32" style:family="text">
      <style:text-properties fo:color="#6a9955" loext:opacity="100%" style:font-name="Consolas" fo:font-size="10.5pt" fo:font-weight="normal"/>
    </style:style>
    <style:style style:name="T33" style:family="text">
      <style:text-properties officeooo:rsid="0044bb5d"/>
    </style:style>
    <style:style style:name="T34" style:family="text">
      <style:text-properties officeooo:rsid="0054693c"/>
    </style:style>
    <style:style style:name="T35" style:family="text">
      <style:text-properties officeooo:rsid="0057b7a2"/>
    </style:style>
    <style:style style:name="T36" style:family="text">
      <style:text-properties officeooo:rsid="005936e3"/>
    </style:style>
    <style:style style:name="T37" style:family="text">
      <style:text-properties officeooo:rsid="005da933"/>
    </style:style>
    <style:style style:name="T38" style:family="text">
      <style:text-properties officeooo:rsid="005e7aba"/>
    </style:style>
    <style:style style:name="T39" style:family="text">
      <style:text-properties officeooo:rsid="00631f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5">Progetto creato con versione 8.5.13</text:p>
      <text:p text:style-name="P25"/>
      <text:p text:style-name="P25">composer create-project --prefer-dist laravel/laravel:^8.5.13 <text:s/>bookstore</text:p>
      <text:p text:style-name="P1"/>
      <text:p text:style-name="P1">1-Scaricare Laravel Passport</text:p>
      <text:p text:style-name="P1"/>
      <text:p text:style-name="P1">composer require laravel/passport</text:p>
      <text:p text:style-name="P1"/>
      <text:p text:style-name="P1">2-Laravel Passport crea per noi le table necessarie a memorizzare le password, basta migrare le table quindi</text:p>
      <text:p text:style-name="P1"/>
      <text:p text:style-name="P1">php artisan migrate</text:p>
      <text:p text:style-name="P1"/>
      <text:p text:style-name="P1">php artisan passport:install</text:p>
      <text:p text:style-name="P1"/>
      <text:p text:style-name="P1">3-Dentro User model importo classe hasapitokens</text:p>
      <text:p text:style-name="P1"/>
      <text:p text:style-name="P3"><text:span text:style-name="T1">use</text:span> Laravel\Passport\<text:span text:style-name="T4">HasApiTokens</text:span>;</text:p>
      <text:p text:style-name="P1"/>
      <text:p text:style-name="P1">e passo classe anche dentro user class</text:p>
      <text:p text:style-name="P1"/>
      <text:p text:style-name="P1">quindi lo aggiungo dopo notifiable</text:p>
      <text:p text:style-name="P1"/>
      <text:p text:style-name="P3"><text:span text:style-name="T1">use</text:span> <text:span text:style-name="T4">HasFactory</text:span>, <text:span text:style-name="T4">Notifiable</text:span>,<text:span text:style-name="T4">HasApiTokens</text:span>;</text:p>
      <text:p text:style-name="P1"/>
      <text:p text:style-name="P20">4-Dentro Providers/AuthServiceProvide.php devo revocare tokens per accesso cleints e tokens accesso personali, qui importo classe passport</text:p>
      <text:p text:style-name="P20"/>
      <text:p text:style-name="P4"><text:span text:style-name="T1">use</text:span> Laravel\Passport\<text:span text:style-name="T4">Passport</text:span>;</text:p>
      <text:p text:style-name="P20"/>
      <text:p text:style-name="P21">dentro al boot method chiamo i routes di passport</text:p>
      <text:p text:style-name="P21"/>
      <text:p text:style-name="P13">    <text:span text:style-name="T2">public</text:span><text:span text:style-name="T7"> </text:span><text:span text:style-name="T2">function</text:span><text:span text:style-name="T7"> </text:span><text:span text:style-name="T13">boot</text:span><text:span text:style-name="T7">()</text:span></text:p>
      <text:p text:style-name="P11">    <text:span text:style-name="T7">{</text:span></text:p>
      <text:p text:style-name="P11">        <text:span text:style-name="T2">$this</text:span><text:span text:style-name="T7">-&gt;</text:span><text:span text:style-name="T13">registerPolicies</text:span><text:span text:style-name="T7">();</text:span></text:p>
      <text:p text:style-name="P22"/>
      <text:p text:style-name="P11">        <text:span text:style-name="T5">Passport</text:span><text:span text:style-name="T7">::</text:span><text:span text:style-name="T13">routes</text:span><text:span text:style-name="T7">();</text:span></text:p>
      <text:p text:style-name="P11">    <text:span text:style-name="T7">}</text:span></text:p>
      <text:p text:style-name="P21"/>
      <text:p text:style-name="P23">5-Dentro config/auth.php <text:span text:style-name="T15">driver diventa passport anziché token</text:span></text:p>
      <text:p text:style-name="P23"/>
      <text:p text:style-name="P14">        <text:span text:style-name="T17">'api'</text:span><text:span text:style-name="T7"> =&gt; [</text:span></text:p>
      <text:p text:style-name="P11">            <text:span text:style-name="T17">'driver'</text:span><text:span text:style-name="T7"> =&gt; </text:span><text:span text:style-name="T17">'passport'</text:span><text:span text:style-name="T7">,</text:span></text:p>
      <text:p text:style-name="P11">            <text:span text:style-name="T17">'provider'</text:span><text:span text:style-name="T7"> =&gt; </text:span><text:span text:style-name="T17">'users'</text:span><text:span text:style-name="T7">,</text:span></text:p>
      <text:p text:style-name="P11">            <text:span text:style-name="T17">'hash'</text:span><text:span text:style-name="T7"> =&gt; </text:span><text:span text:style-name="T2">false</text:span><text:span text:style-name="T7">,</text:span></text:p>
      <text:p text:style-name="P11">        <text:span text:style-name="T7">],</text:span></text:p>
      <text:p text:style-name="P23"/>
      <text:p text:style-name="P24">6-Aggiungo dummy data al suo interno da php artisan tinker</text:p>
      <text:p text:style-name="P24"/>
      <text:p text:style-name="P24">DB::table('users')-&gt;insert(['name'=&gt;'Code With Dary','email'=&gt;'info@darynazar.com','password'=&gt;Hash::make('dary1234')]); </text:p>
      <text:p text:style-name="P24"><text:soft-page-break/></text:p>
      <text:p text:style-name="P26">7-Dentro api.php dentro routes definisco</text:p>
      <text:p text:style-name="P26"/>
      <text:p text:style-name="P7"><text:span text:style-name="T4">Route</text:span>::<text:span text:style-name="T12">get</text:span>(<text:span text:style-name="T16">'/test'</text:span>, <text:span text:style-name="T1">function</text:span>(<text:span text:style-name="T4">Request</text:span> <text:span text:style-name="T18">$request</text:span>){</text:p>
      <text:p text:style-name="P11">    <text:span text:style-name="T21">return</text:span><text:span text:style-name="T7"> </text:span><text:span text:style-name="T17">'Authenticated'</text:span><text:span text:style-name="T7">;</text:span></text:p>
      <text:p text:style-name="P2">});</text:p>
      <text:p text:style-name="P7"/>
      <text:p text:style-name="P26"/>
      <text:p text:style-name="P26">nuova rotta che con endpoint test ritona stringa authenticated per testartla dentro postman </text:p>
      <text:p text:style-name="P26"><text:span text:style-name="T22">http://127.0.0.1:8000/api/test</text:span> </text:p>
      <text:p text:style-name="P26"/>
      <text:p text:style-name="P26">per testare api va sempre aggiunto <text:span text:style-name="T27">prima dell’endpoint</text:span></text:p>
      <text:p text:style-name="P26"/>
      <text:p text:style-name="P27">8-Dati esercizio </text:p>
      <text:p text:style-name="P27"/>
      <text:p text:style-name="P27">Client ID: 1</text:p>
      <text:p text:style-name="P27">Client secret: 6oU9J7ob7NKgUObRlFD2dCXnCcE4jHL2opbFFOYJ</text:p>
      <text:p text:style-name="P27">Password grant client created successfully.</text:p>
      <text:p text:style-name="P27">Client ID: 2</text:p>
      <text:p text:style-name="P27">Client secret: WvZ9LM64hioO18g31ZNKrQlzQHswCm0jlRHi8kSb</text:p>
      <text:p text:style-name="P27"/>
      <text:p text:style-name="P28">Per raggiungere rotta protetta </text:p>
      <text:p text:style-name="P28"/>
      <text:p text:style-name="P28"><text:span text:style-name="T22">http://127.0.0.1:8000/api/user</text:span> </text:p>
      <text:p text:style-name="P28"/>
      <text:p text:style-name="P5"><text:span text:style-name="T4">Route</text:span>::<text:span text:style-name="T12">middleware</text:span>(<text:span text:style-name="T16">'auth:api'</text:span>)-&gt;<text:span text:style-name="T12">get</text:span>(<text:span text:style-name="T16">'/user'</text:span>, <text:span text:style-name="T1">function</text:span> (<text:span text:style-name="T4">Request</text:span> <text:span text:style-name="T18">$request</text:span>) {</text:p>
      <text:p text:style-name="P11">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2">});</text:p>
      <text:p text:style-name="P28"/>
      <text:p text:style-name="P28">bisogna passare a postman alcuni dati</text:p>
      <text:p text:style-name="P28"/>
      <text:p text:style-name="P28">Dentro header </text:p>
      <text:p text:style-name="P28">key = Accept</text:p>
      <text:p text:style-name="P28">value=application/json</text:p>
      <text:p text:style-name="P28"/>
      <text:p text:style-name="P31">accesso ci viene negato peratnto bisogna generare un token chiamando</text:p>
      <text:p text:style-name="P31"/>
      <text:p text:style-name="P31"><text:span text:style-name="T22">http://127.0.0.1:8000/oauth/token</text:span> </text:p>
      <text:p text:style-name="P31"/>
      <text:p text:style-name="P31">con una post request, <text:span text:style-name="T24">per accedervi bisogna passare dentro body form-data </text:span><text:span text:style-name="T25">3 patamentri</text:span></text:p>
      <text:p text:style-name="P31"/>
      <text:p text:style-name="P32">key=grant_type </text:p>
      <text:p text:style-name="P32">value=password</text:p>
      <text:p text:style-name="P32"/>
      <text:p text:style-name="P32">key=client_id </text:p>
      <text:p text:style-name="P32">value=2</text:p>
      <text:p text:style-name="P32"/>
      <text:p text:style-name="P32">key=client_secret </text:p>
      <text:p text:style-name="P33">value=<text:span text:style-name="T26">WvZ9LM64hioO18g31ZNKrQlzQHswCm0jlRHi8kSb</text:span></text:p>
      <text:p text:style-name="P32"/>
      <text:p text:style-name="P32">id e secret vengono generati dopo aver lanciato php artisan passport:install</text:p>
      <text:p text:style-name="P32"/>
      <text:p text:style-name="P34"><text:soft-page-break/>passo anche i dati del user aggiunti in precedenza</text:p>
      <text:p text:style-name="P34">key=username</text:p>
      <text:p text:style-name="P34"><text:a xlink:type="simple" xlink:href="mailto:value%3Dinfo@darynazar.com" text:style-name="Internet_20_link" text:visited-style-name="Visited_20_Internet_20_Link">value=info@darynazar.com</text:a></text:p>
      <text:p text:style-name="P34"/>
      <text:p text:style-name="P34">key=password</text:p>
      <text:p text:style-name="P34">value=dary1234</text:p>
      <text:p text:style-name="P34"/>
      <text:p text:style-name="P34">key:scope</text:p>
      <text:p text:style-name="P34">value dello scope va lasciato vuoto</text:p>
      <text:p text:style-name="P34"/>
      <text:p text:style-name="P35"><text:span text:style-name="T28">dopodiche copio accesstoken e lo passo dentro a chiamata </text:span><text:span text:style-name="T22">http://127.0.0.1:8000/api/user</text:span> <text:span text:style-name="T28">con metodo get</text:span></text:p>
      <text:p text:style-name="P35"><text:s/>e dentro header</text:p>
      <text:p text:style-name="P29"/>
      <text:p text:style-name="P29">key = Accept</text:p>
      <text:p text:style-name="P29">value=application/json</text:p>
      <text:p text:style-name="P35"/>
      <text:p text:style-name="P35">key=Authorization</text:p>
      <text:p text:style-name="Standard">value=Bearer copio incollo accesstoken</text:p>
      <text:p text:style-name="P35"/>
      <text:p text:style-name="P35">dentro api.php definisco nuova rotta</text:p>
      <text:p text:style-name="P35"/>
      <text:p text:style-name="P6"><text:span text:style-name="T4">Route</text:span>::<text:span text:style-name="T12">middleware</text:span>(<text:span text:style-name="T16">'auth:api'</text:span>)-&gt;<text:span text:style-name="T12">prefix</text:span>(<text:span text:style-name="T16">'v1'</text:span>)-&gt;<text:span text:style-name="T12">group</text:span>(<text:span text:style-name="T1">function</text:span>() {</text:p>
      <text:p text:style-name="P11">    <text:span text:style-name="T5">Route</text:span><text:span text:style-name="T7">::</text:span><text:span text:style-name="T13">get</text:span><text:span text:style-name="T7">(</text:span><text:span text:style-name="T17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9">$request</text:span><text:span text:style-name="T7">){</text:span></text:p>
      <text:p text:style-name="P11">    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11">    <text:span text:style-name="T7">});</text:span></text:p>
      <text:p text:style-name="P2">});</text:p>
      <text:p text:style-name="P35"/>
      <text:p text:style-name="P35">e provo dentro postman chiamando </text:p>
      <text:p text:style-name="P35"><text:span text:style-name="T22">http://127.0.0.1:8000/api/v1/user</text:span> </text:p>
      <text:p text:style-name="P35"/>
      <text:p text:style-name="P35">9- creo model con flag -a cosi creo in automatico model,controller e migration e flag -r per avere controller con resource</text:p>
      <text:p text:style-name="P35"/>
      <text:p text:style-name="Standard">php artisan make:model -a -r NomeModel <text:s/>es esercizio Author</text:p>
      <text:p text:style-name="Standard"/>
      <text:p text:style-name="Standard">unico problema di questo comando e che crea controller al singolare e conviene rinominare sia il nomedelfile che al suo interno la classe al plurale</text:p>
      <text:p text:style-name="Standard"/>
      <text:p text:style-name="P36">es.esercizio</text:p>
      <text:p text:style-name="Standard">AuthorsController.php</text:p>
      <text:p text:style-name="P36"><text:s/><text:span text:style-name="T3">class</text:span><text:span text:style-name="T29"> </text:span><text:span text:style-name="T6">AuthorsController</text:span><text:span text:style-name="T29"> </text:span><text:span text:style-name="T3">extends</text:span><text:span text:style-name="T29"> </text:span><text:span text:style-name="T6">Controller</text:span></text:p>
      <text:p text:style-name="Standard"/>
      <text:p text:style-name="Standard">dentro authorstable aggiungo colonne che mi servono</text:p>
      <text:p text:style-name="Standard"/>
      <text:p text:style-name="P2"><text:span text:style-name="T18">$table</text:span>-&gt;<text:span text:style-name="T12">string</text:span>(<text:span text:style-name="T16">'name'</text:span>);</text:p>
      <text:p text:style-name="Standard"><text:s/></text:p>
      <text:p text:style-name="Standard">dentro model author definisco che name é riempibile</text:p>
      <text:p text:style-name="Standard"/>
      <text:p text:style-name="P2"><text:span text:style-name="T1">protected</text:span> <text:span text:style-name="T18">$fillable</text:span> = [<text:span text:style-name="T16">'name'</text:span>];</text:p>
      <text:p text:style-name="Standard"/>
      <text:p text:style-name="Standard">dentro author factory fillo name cosi</text:p>
      <text:p text:style-name="Standard"/>
      <text:p text:style-name="P11"><text:soft-page-break/>    <text:span text:style-name="T2">public</text:span><text:span text:style-name="T7"> </text:span><text:span text:style-name="T2">function</text:span><text:span text:style-name="T7"> </text:span><text:span text:style-name="T13">definition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[</text:span></text:p>
      <text:p text:style-name="P11">            <text:span text:style-name="T17">'name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name</text:span></text:p>
      <text:p text:style-name="P11">        <text:span text:style-name="T7">];</text:span></text:p>
      <text:p text:style-name="P11">    <text:span text:style-name="T7">}</text:span></text:p>
      <text:p text:style-name="Standard"/>
      <text:p text:style-name="Standard">dentro database seeder</text:p>
      <text:p text:style-name="Standard"/>
      <text:p text:style-name="P11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11">    <text:span text:style-name="T7">{</text:span></text:p>
      <text:p text:style-name="P11">        <text:span text:style-name="T2">$this</text:span><text:span text:style-name="T7">-&gt;</text:span><text:span text:style-name="T13">call</text:span><text:span text:style-name="T7">(</text:span><text:span text:style-name="T5">AuthorSeeder</text:span><text:span text:style-name="T7">::</text:span><text:span text:style-name="T2">class</text:span><text:span text:style-name="T7">);</text:span></text:p>
      <text:p text:style-name="P11">    </text:p>
      <text:p text:style-name="Standard"><text:s/>dentro authorseeder riempio colonna con 5 autori</text:p>
      <text:p text:style-name="Standard"/>
      <text:p text:style-name="P11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11">    <text:span text:style-name="T7">{</text:span></text:p>
      <text:p text:style-name="P11">        <text:span text:style-name="T7">\App\Models\</text:span><text:span text:style-name="T5">Author</text:span><text:span text:style-name="T7">::</text:span><text:span text:style-name="T13">factory</text:span><text:span text:style-name="T7">(</text:span><text:span text:style-name="T30">5</text:span><text:span text:style-name="T7">)-&gt;</text:span><text:span text:style-name="T13">create</text:span><text:span text:style-name="T7">();</text:span></text:p>
      <text:p text:style-name="P11">    <text:span text:style-name="T7">}</text:span></text:p>
      <text:p text:style-name="Standard"/>
      <text:p text:style-name="Standard">dopodiché lancio migration con seed</text:p>
      <text:p text:style-name="Standard"/>
      <text:p text:style-name="Standard">php artisan migrate –seed</text:p>
      <text:p text:style-name="Standard"/>
      <text:p text:style-name="Standard">dentro api.php aggiungo nuova rotta con endpoint autori e autor dinamico il controller e il metodo show dentro il controller</text:p>
      <text:p text:style-name="Standard"/>
      <text:p text:style-name="P2"><text:span text:style-name="T4">Route</text:span>::<text:span text:style-name="T12">middleware</text:span>(<text:span text:style-name="T16">'auth:api'</text:span>)-&gt;<text:span text:style-name="T12">prefix</text:span>(<text:span text:style-name="T16">'v1'</text:span>)-&gt;<text:span text:style-name="T12">group</text:span>(<text:span text:style-name="T1">function</text:span>() {</text:p>
      <text:p text:style-name="P11">    <text:span text:style-name="T5">Route</text:span><text:span text:style-name="T7">::</text:span><text:span text:style-name="T13">get</text:span><text:span text:style-name="T7">(</text:span><text:span text:style-name="T17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9">$request</text:span><text:span text:style-name="T7">){</text:span></text:p>
      <text:p text:style-name="P11">    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11">    <text:span text:style-name="T7">});</text:span></text:p>
      <text:p text:style-name="P22"/>
      <text:p text:style-name="P11">    <text:span text:style-name="T5">Route</text:span><text:span text:style-name="T7">::</text:span><text:span text:style-name="T13">get</text:span><text:span text:style-name="T7">(</text:span><text:span text:style-name="T17">'/authors/{author}'</text:span><text:span text:style-name="T7">, [</text:span><text:span text:style-name="T5">AuthorsController</text:span><text:span text:style-name="T7">::</text:span><text:span text:style-name="T2">class</text:span><text:span text:style-name="T7">,</text:span><text:span text:style-name="T17">'show'</text:span><text:span text:style-name="T7">]);</text:span></text:p>
      <text:p text:style-name="P2">});</text:p>
      <text:p text:style-name="Standard"><text:s/></text:p>
      <text:p text:style-name="Standard">importo anche controller che useró</text:p>
      <text:p text:style-name="Standard"/>
      <text:p text:style-name="P2"><text:span text:style-name="T1">use</text:span> App\Http\Controllers\<text:span text:style-name="T4">AuthorsController</text:span>;</text:p>
      <text:p text:style-name="P2"/>
      <text:p text:style-name="P2">dentro metodo show</text:p>
      <text:p text:style-name="P2"/>
      <text:p text:style-name="P2">    <text:span text:style-name="T1">public</text:span> <text:span text:style-name="T1">function</text:span> <text:span text:style-name="T12">show</text:span>(<text:span text:style-name="T4">Author</text:span> <text:span text:style-name="T18">$author</text:span>)</text:p>
      <text:p text:style-name="P11">    <text:span text:style-name="T7">{</text:span></text:p>
      <text:p text:style-name="P11">        <text:span text:style-name="T21">return</text:span><text:span text:style-name="T7"> </text:span><text:span text:style-name="T19">$author</text:span><text:span text:style-name="T7">;</text:span></text:p>
      <text:p text:style-name="P11">    <text:span text:style-name="T7">}</text:span></text:p>
      <text:p text:style-name="P2"/>
      <text:p text:style-name="Standard"/>
      <text:p text:style-name="Standard">dopodiché dentro postman creo richiesta get</text:p>
      <text:p text:style-name="P49"><text:span text:style-name="T22">http://127.0.0.1:8000/api/v1/authors/1</text:span> </text:p>
      <text:p text:style-name="P49"/>
      <text:p text:style-name="P49">a cui dentro header passo</text:p>
      <text:p text:style-name="P49"><text:soft-page-break/></text:p>
      <text:p text:style-name="P30">key = Accept</text:p>
      <text:p text:style-name="P30">value=application/json</text:p>
      <text:p text:style-name="P37"/>
      <text:p text:style-name="P37">key=Authorization</text:p>
      <text:p text:style-name="P50">value=Bearer copio incollo accesstoken</text:p>
      <text:p text:style-name="P50"/>
      <text:p text:style-name="P50">accesstoken é lo stesso di prima</text:p>
      <text:p text:style-name="P50"/>
      <text:p text:style-name="P50">se dentro metodo show passo funzione</text:p>
      <text:p text:style-name="P50"/>
      <text:p text:style-name="P53">    <text:span text:style-name="T2">public</text:span><text:span text:style-name="T7"> </text:span><text:span text:style-name="T2">function</text:span><text:span text:style-name="T7"> </text:span><text:span text:style-name="T13">show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11">    <text:span text:style-name="T7">{</text:span></text:p>
      <text:p text:style-name="P11">        <text:span text:style-name="T21">return</text:span><text:span text:style-name="T7"> </text:span><text:span text:style-name="T13">response</text:span><text:span text:style-name="T7">()-&gt;</text:span><text:span text:style-name="T13">json</text:span><text:span text:style-name="T7">([</text:span></text:p>
      <text:p text:style-name="P11">            <text:span text:style-name="T17">'data'</text:span><text:span text:style-name="T7"> =&gt; [</text:span></text:p>
      <text:p text:style-name="P11">                <text:span text:style-name="T17">'id'</text:span><text:span text:style-name="T7"> =&gt; </text:span><text:span text:style-name="T19">$author</text:span><text:span text:style-name="T7">-&gt;</text:span><text:span text:style-name="T19">id</text:span><text:span text:style-name="T7">,</text:span></text:p>
      <text:p text:style-name="P11">                <text:span text:style-name="T17">'type'</text:span><text:span text:style-name="T7"> =&gt; </text:span><text:span text:style-name="T17">'Authors'</text:span><text:span text:style-name="T7">,</text:span></text:p>
      <text:p text:style-name="P11">                <text:span text:style-name="T17">'attributes'</text:span><text:span text:style-name="T7"> =&gt; [</text:span></text:p>
      <text:p text:style-name="P11">                    <text:span text:style-name="T17">'name'</text:span><text:span text:style-name="T7"> =&gt; </text:span><text:span text:style-name="T19">$author</text:span><text:span text:style-name="T7">-&gt;</text:span><text:span text:style-name="T19">name</text:span><text:span text:style-name="T7">,</text:span></text:p>
      <text:p text:style-name="P11">                    <text:span text:style-name="T17">'created_at'</text:span><text:span text:style-name="T7"> =&gt; </text:span><text:span text:style-name="T19">$author</text:span><text:span text:style-name="T7">-&gt;</text:span><text:span text:style-name="T19">created_at</text:span><text:span text:style-name="T7">,</text:span></text:p>
      <text:p text:style-name="P11">                    <text:span text:style-name="T17">'updated_at'</text:span><text:span text:style-name="T7"> =&gt; </text:span><text:span text:style-name="T19">$author</text:span><text:span text:style-name="T7">-&gt;</text:span><text:span text:style-name="T19">updatede_at</text:span></text:p>
      <text:p text:style-name="P11">                <text:span text:style-name="T7">]</text:span></text:p>
      <text:p text:style-name="P11">            <text:span text:style-name="T7">]</text:span></text:p>
      <text:p text:style-name="P11">        <text:span text:style-name="T7">]);</text:span></text:p>
      <text:p text:style-name="P11">    <text:span text:style-name="T7">}</text:span></text:p>
      <text:p text:style-name="P50"/>
      <text:p text:style-name="P50">postman mi stampa dati in questo formato</text:p>
      <text:p text:style-name="P50"/>
      <text:p text:style-name="P50">creo risorse</text:p>
      <text:p text:style-name="P50"/>
      <text:p text:style-name="P50">php artisan make:resource AuthorsResource</text:p>
      <text:p text:style-name="P50">e dentro function toArray</text:p>
      <text:p text:style-name="P50"/>
      <text:p text:style-name="P53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toArray</text:span><text:span text:style-name="T7">(</text:span><text:span text:style-name="T19">$request</text:span><text:span text:style-name="T7">)</text:span></text:p>
      <text:p text:style-name="P11">    <text:span text:style-name="T7">{</text:span></text:p>
      <text:p text:style-name="P11">        <text:span text:style-name="T21">return</text:span><text:span text:style-name="T7"> [</text:span></text:p>
      <text:p text:style-name="P11">            <text:span text:style-name="T17">'id'</text:span><text:span text:style-name="T7"> =&gt; (</text:span><text:span text:style-name="T2">string</text:span><text:span text:style-name="T7">)</text:span><text:span text:style-name="T2">$this</text:span><text:span text:style-name="T7">-&gt;</text:span><text:span text:style-name="T19">id</text:span><text:span text:style-name="T7">,</text:span></text:p>
      <text:p text:style-name="P11">            <text:span text:style-name="T17">'type'</text:span><text:span text:style-name="T7"> =&gt; </text:span><text:span text:style-name="T17">'Authors'</text:span><text:span text:style-name="T7">,</text:span></text:p>
      <text:p text:style-name="P11">            <text:span text:style-name="T17">'attributes'</text:span><text:span text:style-name="T7"> =&gt; [</text:span></text:p>
      <text:p text:style-name="P11">                <text:span text:style-name="T17">'name'</text:span><text:span text:style-name="T7"> =&gt; </text:span><text:span text:style-name="T2">$this</text:span><text:span text:style-name="T7">-&gt;</text:span><text:span text:style-name="T19">name</text:span><text:span text:style-name="T7">,</text:span></text:p>
      <text:p text:style-name="P11">                <text:span text:style-name="T17">'created_at'</text:span><text:span text:style-name="T7"> =&gt; </text:span><text:span text:style-name="T2">$this</text:span><text:span text:style-name="T7">-&gt;</text:span><text:span text:style-name="T19">created_at</text:span><text:span text:style-name="T7">,</text:span></text:p>
      <text:p text:style-name="P11">                <text:span text:style-name="T17">'updated_at'</text:span><text:span text:style-name="T7"> =&gt; </text:span><text:span text:style-name="T2">$this</text:span><text:span text:style-name="T7">-&gt;</text:span><text:span text:style-name="T19">updatede_at</text:span></text:p>
      <text:p text:style-name="P11">            <text:span text:style-name="T7">]</text:span></text:p>
      <text:p text:style-name="P11">        <text:span text:style-name="T7">];</text:span></text:p>
      <text:p text:style-name="P11">        </text:p>
      <text:p text:style-name="P11">    <text:span text:style-name="T7">}</text:span></text:p>
      <text:p text:style-name="P61"/>
      <text:p text:style-name="Standard">string prima di this id va aggiunto </text:p>
      <text:p text:style-name="P50"/>
      <text:p text:style-name="P50">al posto di $author devo usare $this per accedere a author</text:p>
      <text:p text:style-name="P50"/>
      <text:p text:style-name="P50">importo risorse create dentro authorscontroller</text:p>
      <text:p text:style-name="P50"><text:soft-page-break/></text:p>
      <text:p text:style-name="P61"><text:span text:style-name="T1">use</text:span> App\Http\Resources\<text:span text:style-name="T4">AuthorsResource</text:span>;</text:p>
      <text:p text:style-name="P50"/>
      <text:p text:style-name="P50">e poi lo chiamo dentro metodo show</text:p>
      <text:p text:style-name="P50"/>
      <text:p text:style-name="P53">    <text:span text:style-name="T2">public</text:span><text:span text:style-name="T7"> </text:span><text:span text:style-name="T2">function</text:span><text:span text:style-name="T7"> </text:span><text:span text:style-name="T13">show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11">    <text:span text:style-name="T7">{</text:span></text:p>
      <text:p text:style-name="P12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50"/>
      <text:p text:style-name="P50">Encryption keys generated successfully.</text:p>
      <text:p text:style-name="P50">Personal access client created successfully.</text:p>
      <text:p text:style-name="P50">Client secret: LGWBrrRZpUlF9va3WyoimY6iP9NIDxBm2IXqhcw5</text:p>
      <text:p text:style-name="P50">Password grant client created successfully.</text:p>
      <text:p text:style-name="P50">Client ID: 2</text:p>
      <text:p text:style-name="P50">Client secret: NSjg6p7nHiLcrW3pXKvfzaATCIbu7hPGKIQg411z</text:p>
      <text:p text:style-name="P50"/>
      <text:p text:style-name="P64">10-Dentro controller nel metodo index creo tramite metodo collection raccolta di tutti gli autori inclusi in authorresource</text:p>
      <text:p text:style-name="P64"/>
      <text:p text:style-name="P54">    <text:span text:style-name="T2">public</text:span><text:span text:style-name="T7"> </text:span><text:span text:style-name="T2">function</text:span><text:span text:style-name="T7"> </text:span><text:span text:style-name="T13">index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</text:span><text:span text:style-name="T5">AuthorsResource</text:span><text:span text:style-name="T7">::</text:span><text:span text:style-name="T13">collection</text:span><text:span text:style-name="T7">(</text:span><text:span text:style-name="T5">Author</text:span><text:span text:style-name="T7">::</text:span><text:span text:style-name="T13">all</text:span><text:span text:style-name="T7">());</text:span></text:p>
      <text:p text:style-name="P11">    <text:span text:style-name="T7">}</text:span></text:p>
      <text:p text:style-name="P64"/>
      <text:p text:style-name="P65">dentro api.php creo nuova rotta</text:p>
      <text:p text:style-name="P65"/>
      <text:p text:style-name="P62"><text:span text:style-name="T4">Route</text:span>::<text:span text:style-name="T12">get</text:span>(<text:span text:style-name="T16">'/authors'</text:span>, [<text:span text:style-name="T4">AuthorsController</text:span>::<text:span text:style-name="T1">class</text:span>,<text:span text:style-name="T16">'index'</text:span>]);</text:p>
      <text:p text:style-name="P65"/>
      <text:p text:style-name="P65">e chaiamando da postman con get </text:p>
      <text:p text:style-name="P65"><text:span text:style-name="T22">http://127.0.0.1:8000/api/v1/authors</text:span> ottengo raccolta tutti autori</text:p>
      <text:p text:style-name="P65"/>
      <text:p text:style-name="P65">anziche avere 2 rotte separate si puó scriverne una unica</text:p>
      <text:p text:style-name="P65"/>
      <text:p text:style-name="P55">    <text:span text:style-name="T32">// Route::get('/authors/{author}', [AuthorsController::class,'show']);</text:span></text:p>
      <text:p text:style-name="P22"/>
      <text:p text:style-name="P11">    <text:span text:style-name="T32">// Route::get('/authors', [AuthorsController::class,'index']);</text:span></text:p>
      <text:p text:style-name="P22"/>
      <text:p text:style-name="P11">    <text:span text:style-name="T5">Route</text:span><text:span text:style-name="T7">::</text:span><text:span text:style-name="T13">apiResource</text:span><text:span text:style-name="T7">(</text:span><text:span text:style-name="T17">'authors'</text:span><text:span text:style-name="T7">, </text:span><text:span text:style-name="T5">AuthorsController</text:span><text:span text:style-name="T7">::</text:span><text:span text:style-name="T2">class</text:span><text:span text:style-name="T7">);</text:span></text:p>
      <text:p text:style-name="P65"/>
      <text:p text:style-name="P66">Dentro metodo store creo nuovo autore con metodo create <text:span text:style-name="T33">e lo passo ad authorresource</text:span></text:p>
      <text:p text:style-name="P66"/>
      <text:p text:style-name="P56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11">    <text:span text:style-name="T7">{</text:span></text:p>
      <text:p text:style-name="P11">        <text:span text:style-name="T19">$author</text:span><text:span text:style-name="T7"> = </text:span><text:span text:style-name="T5">Author</text:span><text:span text:style-name="T7">::</text:span><text:span text:style-name="T13">create</text:span><text:span text:style-name="T7">([</text:span></text:p>
      <text:p text:style-name="P11">            <text:span text:style-name="T17">'name'</text:span><text:span text:style-name="T7"> =&gt; </text:span><text:span text:style-name="T17">'John Doe'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69"/>
      <text:p text:style-name="P70">Se voglio popolare con dati random db</text:p>
      <text:p text:style-name="P57"><text:soft-page-break/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11">    <text:span text:style-name="T7">{</text:span></text:p>
      <text:p text:style-name="P11">        <text:span text:style-name="T19">$faker</text:span><text:span text:style-name="T7"> = \Faker\</text:span><text:span text:style-name="T5">Factory</text:span><text:span text:style-name="T7">::</text:span><text:span text:style-name="T13">create</text:span><text:span text:style-name="T7">(</text:span><text:span text:style-name="T30">1</text:span><text:span text:style-name="T7">);</text:span></text:p>
      <text:p text:style-name="P22"/>
      <text:p text:style-name="P11">        <text:span text:style-name="T19">$author</text:span><text:span text:style-name="T7"> = </text:span><text:span text:style-name="T5">Author</text:span><text:span text:style-name="T7">::</text:span><text:span text:style-name="T13">create</text:span><text:span text:style-name="T7">([</text:span></text:p>
      <text:p text:style-name="P11">            <text:span text:style-name="T17">'name'</text:span><text:span text:style-name="T7"> =&gt; </text:span><text:span text:style-name="T19">$faker</text:span><text:span text:style-name="T7">-&gt;</text:span><text:span text:style-name="T19">name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70"/>
      <text:p text:style-name="P71">da dentro postman con metodo post aggiungo nomi</text:p>
      <text:p text:style-name="P71"/>
      <text:p text:style-name="P71">se invece voglio fare update di autore</text:p>
      <text:p text:style-name="P71"/>
      <text:p text:style-name="P51"><text:span text:style-name="T8"><text:s/></text:span><text:span text:style-name="T29">    </text:span><text:span text:style-name="T3">public</text:span><text:span text:style-name="T29"> </text:span><text:span text:style-name="T3">function</text:span><text:span text:style-name="T29"> </text:span><text:span text:style-name="T14">update</text:span><text:span text:style-name="T29">(</text:span><text:span text:style-name="T6">Request</text:span><text:span text:style-name="T29"> </text:span><text:span text:style-name="T20">$request</text:span><text:span text:style-name="T29">, </text:span><text:span text:style-name="T6">Author</text:span><text:span text:style-name="T29"> </text:span><text:span text:style-name="T20">$author</text:span><text:span text:style-name="T29">)</text:span></text:p>
      <text:p text:style-name="P11">    <text:span text:style-name="T7">{</text:span></text:p>
      <text:p text:style-name="P11">        <text:span text:style-name="T19">$author</text:span><text:span text:style-name="T7">-&gt;</text:span><text:span text:style-name="T13">update</text:span><text:span text:style-name="T7">([</text:span></text:p>
      <text:p text:style-name="P11">            <text:span text:style-name="T17">'name'</text:span><text:span text:style-name="T7"> =&gt; </text:span><text:span text:style-name="T17">'Dary'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67"><text:span text:style-name="T7"><text:s/></text:span><text:span text:style-name="T9">e da postman uso metodo put chiamando id di autore che voglio aggiornare</text:span></text:p>
      <text:p text:style-name="P67"><text:span text:style-name="T23">http://127.0.0.1:8000/api/v1/authors/1</text:span><text:span text:style-name="T9"> </text:span></text:p>
      <text:p text:style-name="P72"/>
      <text:p text:style-name="P68"><text:span text:style-name="T9">s</text:span><text:span text:style-name="T7">e si vuole fare update dinamici da postman senza avere input dentro blade laravel</text:span></text:p>
      <text:p text:style-name="P73"/>
      <text:p text:style-name="P58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update</text:span><text:span text:style-name="T7">(</text:span><text:span text:style-name="T5">Request</text:span><text:span text:style-name="T7"> </text:span><text:span text:style-name="T19">$request</text:span><text:span text:style-name="T7">, </text:span><text:span text:style-name="T5">Author</text:span><text:span text:style-name="T7"> </text:span><text:span text:style-name="T19">$author</text:span><text:span text:style-name="T7">)</text:span></text:p>
      <text:p text:style-name="P11">    <text:span text:style-name="T7">{</text:span></text:p>
      <text:p text:style-name="P11">        <text:span text:style-name="T19">$author</text:span><text:span text:style-name="T7">-&gt;</text:span><text:span text:style-name="T13">update</text:span><text:span text:style-name="T7">([</text:span></text:p>
      <text:p text:style-name="P11">            <text:span text:style-name="T17">'name'</text:span><text:span text:style-name="T7"> =&gt; </text:span><text:span text:style-name="T19">$request</text:span><text:span text:style-name="T7">-&gt;</text:span><text:span text:style-name="T13">input</text:span><text:span text:style-name="T7">(</text:span><text:span text:style-name="T17">'name'</text:span><text:span text:style-name="T7">)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73"><text:s/>e da postman si da dentro params key=name e come value valore che si vuole aggiornare</text:p>
      <text:p text:style-name="P73"/>
      <text:p text:style-name="P74">cancellare autore da postman dentro delete</text:p>
      <text:p text:style-name="P74"/>
      <text:p text:style-name="P59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destroy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11">    <text:span text:style-name="T7">{</text:span></text:p>
      <text:p text:style-name="P11">        <text:span text:style-name="T19">$author</text:span><text:span text:style-name="T7">-&gt;</text:span><text:span text:style-name="T13">delete</text:span><text:span text:style-name="T7">();</text:span></text:p>
      <text:p text:style-name="P11">        <text:span text:style-name="T21">return</text:span><text:span text:style-name="T7"> </text:span><text:span text:style-name="T13">response</text:span><text:span text:style-name="T7">(</text:span><text:span text:style-name="T2">null</text:span><text:span text:style-name="T7">,</text:span><text:span text:style-name="T30">204</text:span><text:span text:style-name="T7">);</text:span></text:p>
      <text:p text:style-name="P11">    <text:span text:style-name="T7">}</text:span></text:p>
      <text:p text:style-name="P74"/>
      <text:p text:style-name="P74">e da postman chiamo autore che voglio eliminare con metodo delete</text:p>
      <text:p text:style-name="P79"><text:span text:style-name="T22">http://127.0.0.1:8000/api/v1/authors/1</text:span><text:span text:style-name="T7"> </text:span></text:p>
      <text:p text:style-name="P74"/>
      <text:p text:style-name="P75">12-Validazione dati inseriti</text:p>
      <text:p text:style-name="P75">1-Creo request</text:p>
      <text:p text:style-name="P75">php artisan make:request AuthorsRequest</text:p>
      <text:p text:style-name="P75"/>
      <text:p text:style-name="P75"><text:soft-page-break/>2-Dentro request creata setto su true in modo da rendere validazione attiva e definisco cosa devo validare</text:p>
      <text:p text:style-name="P75"/>
      <text:p text:style-name="P60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authorize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</text:span><text:span text:style-name="T2">true</text:span><text:span text:style-name="T7">;</text:span></text:p>
      <text:p text:style-name="P11">    <text:span text:style-name="T7">}</text:span></text:p>
      <text:p text:style-name="P22"/>
      <text:p text:style-name="P11">    <text:span text:style-name="T32">/**</text:span></text:p>
      <text:p text:style-name="P38">     <text:span text:style-name="T7">* Get the validation rules that apply to the request.</text:span></text:p>
      <text:p text:style-name="P38">     <text:span text:style-name="T7">*</text:span></text:p>
      <text:p text:style-name="P11"><text:span text:style-name="T31">     </text:span><text:span text:style-name="T32">* </text:span><text:span text:style-name="T2">@return</text:span><text:span text:style-name="T32"> </text:span><text:span text:style-name="T2">array</text:span></text:p>
      <text:p text:style-name="P38">     <text:span text:style-name="T7">*/</text:span></text:p>
      <text:p text:style-name="P11">    <text:span text:style-name="T2">public</text:span><text:span text:style-name="T7"> </text:span><text:span text:style-name="T2">function</text:span><text:span text:style-name="T7"> </text:span><text:span text:style-name="T13">rules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[</text:span></text:p>
      <text:p text:style-name="P11">            <text:span text:style-name="T17">'name'</text:span><text:span text:style-name="T7"> =&gt; </text:span><text:span text:style-name="T17">'required|unique:authors|max:255'</text:span></text:p>
      <text:p text:style-name="P11">        <text:span text:style-name="T7">];</text:span></text:p>
      <text:p text:style-name="P11">    <text:span text:style-name="T7">}</text:span></text:p>
      <text:p text:style-name="P75"/>
      <text:p text:style-name="P76">3-importo authorsrequest dentro controller</text:p>
      <text:p text:style-name="P76"/>
      <text:p text:style-name="P63"><text:span text:style-name="T1">use</text:span> App\Http\Requests\<text:span text:style-name="T4">AuthorsRequest</text:span>;</text:p>
      <text:p text:style-name="P76"/>
      <text:p text:style-name="P52"><text:span text:style-name="T10">dentro function update passo authorsrequest al posto di request </text:span><text:span text:style-name="T29">    </text:span><text:span text:style-name="T3">public</text:span><text:span text:style-name="T29"> </text:span><text:span text:style-name="T3">function</text:span><text:span text:style-name="T29"> </text:span><text:span text:style-name="T14">update</text:span><text:span text:style-name="T29">(</text:span><text:span text:style-name="T6">AuthorsRequest</text:span><text:span text:style-name="T29"> </text:span><text:span text:style-name="T20">$request</text:span><text:span text:style-name="T29">, </text:span><text:span text:style-name="T6">Author</text:span><text:span text:style-name="T29"> </text:span><text:span text:style-name="T20">$author</text:span><text:span text:style-name="T29">)</text:span></text:p>
      <text:p text:style-name="P11">    <text:span text:style-name="T7">{</text:span></text:p>
      <text:p text:style-name="P11">        <text:span text:style-name="T19">$author</text:span><text:span text:style-name="T7">-&gt;</text:span><text:span text:style-name="T13">update</text:span><text:span text:style-name="T7">([</text:span></text:p>
      <text:p text:style-name="P11">            <text:span text:style-name="T17">'name'</text:span><text:span text:style-name="T7"> =&gt; </text:span><text:span text:style-name="T19">$request</text:span><text:span text:style-name="T7">-&gt;</text:span><text:span text:style-name="T13">input</text:span><text:span text:style-name="T7">(</text:span><text:span text:style-name="T17">'name'</text:span><text:span text:style-name="T7">)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11">    <text:span text:style-name="T7">}</text:span></text:p>
      <text:p text:style-name="P77"/>
      <text:p text:style-name="P78">dentro postman chiamo con metodo put</text:p>
      <text:p text:style-name="P80"><text:span text:style-name="T22">http://127.0.0.1:8000/api/v1/authors/2</text:span><text:span text:style-name="T7"> </text:span></text:p>
      <text:p text:style-name="P78">e dentro params gli passo key name e value nome dell autore in modo da innescare rifiuto</text:p>
      <text:p text:style-name="P78"/>
      <text:p text:style-name="Standard"><text:span text:style-name="T11">4-Aggiungo </text:span>AuthorsRequest <text:span text:style-name="T34">dentro store al posto di request,</text:span></text:p>
      <text:p text:style-name="P39">creo nuovo model con flag a e cambio nome e classe del controller creato al plurale(flag -a crea model,controller e migration in unico comando)</text:p>
      <text:p text:style-name="P39"/>
      <text:p text:style-name="P39">php artisan make:model Book -a</text:p>
      <text:p text:style-name="P39"/>
      <text:p text:style-name="P40">dentro migrations create aggiungo dentro table books le varie colonne</text:p>
      <text:p text:style-name="P15">        <text:span text:style-name="T5">Schema</text:span><text:span text:style-name="T7">::</text:span><text:span text:style-name="T13">create</text:span><text:span text:style-name="T7">(</text:span><text:span text:style-name="T17">'books'</text:span><text:span text:style-name="T7">, </text:span><text:span text:style-name="T2">function</text:span><text:span text:style-name="T7"> (</text:span><text:span text:style-name="T5">Blueprint</text:span><text:span text:style-name="T7"> </text:span><text:span text:style-name="T19">$table</text:span><text:span text:style-name="T7">) {</text:span></text:p>
      <text:p text:style-name="P11">            <text:span text:style-name="T19">$table</text:span><text:span text:style-name="T7">-&gt;</text:span><text:span text:style-name="T13">id</text:span><text:span text:style-name="T7">();</text:span></text:p>
      <text:p text:style-name="P11">            <text:span text:style-name="T19">$table</text:span><text:span text:style-name="T7">-&gt;</text:span><text:span text:style-name="T13">string</text:span><text:span text:style-name="T7">(</text:span><text:span text:style-name="T17">'name'</text:span><text:span text:style-name="T7">);</text:span></text:p>
      <text:p text:style-name="P11">            <text:span text:style-name="T19">$table</text:span><text:span text:style-name="T7">-&gt;</text:span><text:span text:style-name="T13">text</text:span><text:span text:style-name="T7">(</text:span><text:span text:style-name="T17">'description'</text:span><text:span text:style-name="T7">);</text:span></text:p>
      <text:p text:style-name="P11">            <text:span text:style-name="T19">$table</text:span><text:span text:style-name="T7">-&gt;</text:span><text:span text:style-name="T13">string</text:span><text:span text:style-name="T7">(</text:span><text:span text:style-name="T17">'publication_year'</text:span><text:span text:style-name="T7">);</text:span></text:p>
      <text:p text:style-name="P11">            <text:span text:style-name="T19">$table</text:span><text:span text:style-name="T7">-&gt;</text:span><text:span text:style-name="T13">timestamps</text:span><text:span text:style-name="T7">();</text:span></text:p>
      <text:p text:style-name="P11">        <text:span text:style-name="T7">});</text:span></text:p>
      <text:p text:style-name="P41"><text:soft-page-break/>1 libro ha un solo autore ma un autore puó avere molti libri quindi scrivo con many to many relationship e pivottable</text:p>
      <text:p text:style-name="P41"/>
      <text:p text:style-name="P42">creo migrations</text:p>
      <text:p text:style-name="P42">php artisan make:migration create_book_author_table</text:p>
      <text:p text:style-name="P42"/>
      <text:p text:style-name="P42">definisco le 2 table e come collegarle</text:p>
      <text:p text:style-name="P42"/>
      <text:p text:style-name="P16">        <text:span text:style-name="T5">Schema</text:span><text:span text:style-name="T7">::</text:span><text:span text:style-name="T13">create</text:span><text:span text:style-name="T7">(</text:span><text:span text:style-name="T17">'book_author'</text:span><text:span text:style-name="T7">, </text:span><text:span text:style-name="T2">function</text:span><text:span text:style-name="T7"> (</text:span><text:span text:style-name="T5">Blueprint</text:span><text:span text:style-name="T7"> </text:span><text:span text:style-name="T19">$table</text:span><text:span text:style-name="T7">) {</text:span></text:p>
      <text:p text:style-name="P11">            <text:span text:style-name="T19">$table</text:span><text:span text:style-name="T7">-&gt;</text:span><text:span text:style-name="T13">unsignedBigInteger</text:span><text:span text:style-name="T7">(</text:span><text:span text:style-name="T17">'author_id'</text:span><text:span text:style-name="T7">);</text:span></text:p>
      <text:p text:style-name="P11">            <text:span text:style-name="T19">$table</text:span><text:span text:style-name="T7">-&gt;</text:span><text:span text:style-name="T13">foreign</text:span><text:span text:style-name="T7">(</text:span><text:span text:style-name="T17">'author_id'</text:span><text:span text:style-name="T7">)</text:span></text:p>
      <text:p text:style-name="P11">            <text:span text:style-name="T7">-&gt;</text:span><text:span text:style-name="T13">references</text:span><text:span text:style-name="T7">(</text:span><text:span text:style-name="T17">'id'</text:span><text:span text:style-name="T7">)</text:span></text:p>
      <text:p text:style-name="P11">            <text:span text:style-name="T7">-&gt;</text:span><text:span text:style-name="T13">on</text:span><text:span text:style-name="T7">(</text:span><text:span text:style-name="T17">'authors'</text:span><text:span text:style-name="T7">)</text:span></text:p>
      <text:p text:style-name="P11">            <text:span text:style-name="T7">-&gt;</text:span><text:span text:style-name="T13">cascade</text:span><text:span text:style-name="T7">(</text:span><text:span text:style-name="T17">'delete'</text:span><text:span text:style-name="T7">);</text:span></text:p>
      <text:p text:style-name="P11">            <text:span text:style-name="T19">$table</text:span><text:span text:style-name="T7">-&gt;</text:span><text:span text:style-name="T13">unsignedBigInteger</text:span><text:span text:style-name="T7">(</text:span><text:span text:style-name="T17">'book_id'</text:span><text:span text:style-name="T7">);</text:span></text:p>
      <text:p text:style-name="P11">            <text:span text:style-name="T19">$table</text:span><text:span text:style-name="T7">-&gt;</text:span><text:span text:style-name="T13">foreign</text:span><text:span text:style-name="T7">(</text:span><text:span text:style-name="T17">'book_id'</text:span><text:span text:style-name="T7">)</text:span></text:p>
      <text:p text:style-name="P11">            <text:span text:style-name="T7">-&gt;</text:span><text:span text:style-name="T13">references</text:span><text:span text:style-name="T7">(</text:span><text:span text:style-name="T17">'id'</text:span><text:span text:style-name="T7">)</text:span></text:p>
      <text:p text:style-name="P11">            <text:span text:style-name="T7">-&gt;</text:span><text:span text:style-name="T13">on</text:span><text:span text:style-name="T7">(</text:span><text:span text:style-name="T17">'books'</text:span><text:span text:style-name="T7">)</text:span></text:p>
      <text:p text:style-name="P11">            <text:span text:style-name="T7">-&gt;</text:span><text:span text:style-name="T13">cascade</text:span><text:span text:style-name="T7">(</text:span><text:span text:style-name="T17">'delete'</text:span><text:span text:style-name="T7">);</text:span></text:p>
      <text:p text:style-name="P11">        <text:span text:style-name="T7">});</text:span></text:p>
      <text:p text:style-name="P42"/>
      <text:p text:style-name="P42">php artisan migrate</text:p>
      <text:p text:style-name="P42"/>
      <text:p text:style-name="P42">vado dentro bookfactory e <text:span text:style-name="T35">popolo table book con faker</text:span></text:p>
      <text:p text:style-name="P42"/>
      <text:p text:style-name="P16">    <text:span text:style-name="T2">public</text:span><text:span text:style-name="T7"> </text:span><text:span text:style-name="T2">function</text:span><text:span text:style-name="T7"> </text:span><text:span text:style-name="T13">definition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[</text:span></text:p>
      <text:p text:style-name="P11">            <text:span text:style-name="T17">'name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name</text:span><text:span text:style-name="T7">,</text:span></text:p>
      <text:p text:style-name="P11">            <text:span text:style-name="T17">'description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sentence</text:span><text:span text:style-name="T7">,</text:span></text:p>
      <text:p text:style-name="P11">            <text:span text:style-name="T17">'publication_year'</text:span><text:span text:style-name="T7"> =&gt; (</text:span><text:span text:style-name="T2">string</text:span><text:span text:style-name="T7">) </text:span><text:span text:style-name="T2">$this</text:span><text:span text:style-name="T7">-&gt;</text:span><text:span text:style-name="T19">faker</text:span><text:span text:style-name="T7">-&gt;</text:span><text:span text:style-name="T19">year</text:span></text:p>
      <text:p text:style-name="P11">        <text:span text:style-name="T7">];</text:span></text:p>
      <text:p text:style-name="P11">    <text:span text:style-name="T7">}</text:span></text:p>
      <text:p text:style-name="P42"><text:s/><text:span text:style-name="T36">poi dentro database seeder cambio il seeder da usare</text:span></text:p>
      <text:p text:style-name="P42"/>
      <text:p text:style-name="P16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11">    <text:span text:style-name="T7">{</text:span></text:p>
      <text:p text:style-name="P11">        <text:span text:style-name="T2">$this</text:span><text:span text:style-name="T7">-&gt;</text:span><text:span text:style-name="T13">call</text:span><text:span text:style-name="T7">(</text:span><text:span text:style-name="T5">BookSeeder</text:span><text:span text:style-name="T7">::</text:span><text:span text:style-name="T2">class</text:span><text:span text:style-name="T7">);</text:span></text:p>
      <text:p text:style-name="P11">    <text:span text:style-name="T7">}</text:span></text:p>
      <text:p text:style-name="P42"/>
      <text:p text:style-name="P43">dentro bookseeder gli dico cosa creare</text:p>
      <text:p text:style-name="P43"/>
      <text:p text:style-name="P17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11">    <text:span text:style-name="T7">{</text:span></text:p>
      <text:p text:style-name="P11">        <text:span text:style-name="T7">\App\Models\</text:span><text:span text:style-name="T5">Book</text:span><text:span text:style-name="T7">::</text:span><text:span text:style-name="T13">factory</text:span><text:span text:style-name="T7">(</text:span><text:span text:style-name="T30">5</text:span><text:span text:style-name="T7">)-&gt;</text:span><text:span text:style-name="T13">create</text:span><text:span text:style-name="T7">();</text:span></text:p>
      <text:p text:style-name="P11">    <text:span text:style-name="T7">}</text:span></text:p>
      <text:p text:style-name="P43"/>
      <text:p text:style-name="P43">e infine lancio </text:p>
      <text:p text:style-name="P43">php artisan migrate –seed</text:p>
      <text:p text:style-name="P43"/>
      <text:p text:style-name="P44">dentro book model <text:span text:style-name="T37">aggiungo quali colonne sono fillabili</text:span></text:p>
      <text:p text:style-name="P8"><text:span text:style-name="T1">protected</text:span> <text:span text:style-name="T18">$fillable</text:span> = [<text:span text:style-name="T16">'name'</text:span>, <text:span text:style-name="T16">'description'</text:span>, <text:span text:style-name="T16">'pubblication_year'</text:span>];</text:p>
      <text:p text:style-name="P45"><text:soft-page-break/>dentro api.php</text:p>
      <text:p text:style-name="P45"/>
      <text:p text:style-name="P45">costruisco nuova rotta</text:p>
      <text:p text:style-name="P45"/>
      <text:p text:style-name="P9"><text:span text:style-name="T4">Route</text:span>::<text:span text:style-name="T12">apiResource</text:span>(<text:span text:style-name="T16">'/books'</text:span>, <text:span text:style-name="T4">BooksController</text:span>::<text:span text:style-name="T1">class</text:span>);</text:p>
      <text:p text:style-name="P45"><text:s/><text:span text:style-name="T38">e importo bookscontroller</text:span></text:p>
      <text:p text:style-name="P9"><text:span text:style-name="T1">use</text:span> App\Http\Controllers\<text:span text:style-name="T4">BooksController</text:span>;</text:p>
      <text:p text:style-name="P45"/>
      <text:p text:style-name="P46">creo un bookresource</text:p>
      <text:p text:style-name="P46">php artisan make:resource BooksResource</text:p>
      <text:p text:style-name="P47">aggiungo controlli da fare</text:p>
      <text:p text:style-name="P18">    <text:span text:style-name="T2">public</text:span><text:span text:style-name="T7"> </text:span><text:span text:style-name="T2">function</text:span><text:span text:style-name="T7"> </text:span><text:span text:style-name="T13">toArray</text:span><text:span text:style-name="T7">(</text:span><text:span text:style-name="T19">$request</text:span><text:span text:style-name="T7">)</text:span></text:p>
      <text:p text:style-name="P11">    <text:span text:style-name="T7">{</text:span></text:p>
      <text:p text:style-name="P11">        <text:span text:style-name="T21">return</text:span><text:span text:style-name="T7"> [</text:span></text:p>
      <text:p text:style-name="P11">            <text:span text:style-name="T17">'id'</text:span><text:span text:style-name="T7"> =&gt; (</text:span><text:span text:style-name="T2">string</text:span><text:span text:style-name="T7">)</text:span><text:span text:style-name="T2">$this</text:span><text:span text:style-name="T7">-&gt;</text:span><text:span text:style-name="T19">id</text:span><text:span text:style-name="T7">,</text:span></text:p>
      <text:p text:style-name="P11">            <text:span text:style-name="T17">'type'</text:span><text:span text:style-name="T7"> =&gt; </text:span><text:span text:style-name="T17">'Books'</text:span><text:span text:style-name="T7">,</text:span></text:p>
      <text:p text:style-name="P11">            <text:span text:style-name="T17">'attributes'</text:span><text:span text:style-name="T7"> =&gt; [</text:span></text:p>
      <text:p text:style-name="P11">                <text:span text:style-name="T17">'name'</text:span><text:span text:style-name="T7"> =&gt; </text:span><text:span text:style-name="T2">$this</text:span><text:span text:style-name="T7">-&gt;</text:span><text:span text:style-name="T19">name</text:span><text:span text:style-name="T7">,</text:span></text:p>
      <text:p text:style-name="P11">                <text:span text:style-name="T17">'description'</text:span><text:span text:style-name="T7"> =&gt; </text:span><text:span text:style-name="T2">$this</text:span><text:span text:style-name="T7">-&gt;</text:span><text:span text:style-name="T19">description</text:span><text:span text:style-name="T7">,</text:span></text:p>
      <text:p text:style-name="P11">                <text:span text:style-name="T17">'publication_year'</text:span><text:span text:style-name="T7"> =&gt; </text:span><text:span text:style-name="T2">$this</text:span><text:span text:style-name="T7">-&gt;</text:span><text:span text:style-name="T19">publication_year</text:span><text:span text:style-name="T7">,</text:span></text:p>
      <text:p text:style-name="P11">                <text:span text:style-name="T17">'created_at'</text:span><text:span text:style-name="T7"> =&gt; </text:span><text:span text:style-name="T2">$this</text:span><text:span text:style-name="T7">-&gt;</text:span><text:span text:style-name="T19">created_at</text:span><text:span text:style-name="T7">,</text:span></text:p>
      <text:p text:style-name="P11">                <text:span text:style-name="T17">'updated_at'</text:span><text:span text:style-name="T7"> =&gt; </text:span><text:span text:style-name="T2">$this</text:span><text:span text:style-name="T7">-&gt;</text:span><text:span text:style-name="T19">updatede_at</text:span></text:p>
      <text:p text:style-name="P11">            <text:span text:style-name="T7">]</text:span></text:p>
      <text:p text:style-name="P11">        <text:span text:style-name="T7">];</text:span></text:p>
      <text:p text:style-name="P11">    <text:span text:style-name="T7">}</text:span></text:p>
      <text:p text:style-name="P47"><text:s/><text:span text:style-name="T39">e chiamo dentro bookscontroller chiamo booksresource e dentro metodo index</text:span></text:p>
      <text:p text:style-name="P10"><text:span text:style-name="T1">use</text:span> App\Http\Resources\<text:span text:style-name="T4">BooksResource</text:span>;</text:p>
      <text:p text:style-name="P47"/>
      <text:p text:style-name="P18">    <text:span text:style-name="T2">public</text:span><text:span text:style-name="T7"> </text:span><text:span text:style-name="T2">function</text:span><text:span text:style-name="T7"> </text:span><text:span text:style-name="T13">index</text:span><text:span text:style-name="T7">()</text:span></text:p>
      <text:p text:style-name="P11">    <text:span text:style-name="T7">{</text:span></text:p>
      <text:p text:style-name="P11">        <text:span text:style-name="T21">return</text:span><text:span text:style-name="T7"> </text:span><text:span text:style-name="T5">BooksResource</text:span><text:span text:style-name="T7">::</text:span><text:span text:style-name="T13">collection</text:span><text:span text:style-name="T7">(</text:span><text:span text:style-name="T5">Book</text:span><text:span text:style-name="T7">::</text:span><text:span text:style-name="T13">all</text:span><text:span text:style-name="T7">( ));</text:span></text:p>
      <text:p text:style-name="P11">    <text:span text:style-name="T7">}</text:span></text:p>
      <text:p text:style-name="P47"/>
      <text:p text:style-name="P48">se da postman chiamo con metodo get</text:p>
      <text:p text:style-name="P48"/>
      <text:p text:style-name="P48"><text:span text:style-name="T22">http://127.0.0.1:8000/api/v1/books</text:span> </text:p>
      <text:p text:style-name="P48"/>
      <text:p text:style-name="P48">ottengo una lista di tutti i libri aggiunti</text:p>
      <text:p text:style-name="P48"/>
      <text:p text:style-name="P48">dentro store</text:p>
      <text:p text:style-name="P19">    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11">    <text:span text:style-name="T7">{</text:span></text:p>
      <text:p text:style-name="P11">        <text:span text:style-name="T19">$faker</text:span><text:span text:style-name="T7"> = \Faker\</text:span><text:span text:style-name="T5">Factory</text:span><text:span text:style-name="T7">::</text:span><text:span text:style-name="T13">create</text:span><text:span text:style-name="T7">(</text:span><text:span text:style-name="T30">1</text:span><text:span text:style-name="T7">);</text:span></text:p>
      <text:p text:style-name="P22"/>
      <text:p text:style-name="P11">        <text:span text:style-name="T19">$book</text:span><text:span text:style-name="T7"> = </text:span><text:span text:style-name="T5">Book</text:span><text:span text:style-name="T7">::</text:span><text:span text:style-name="T13">create</text:span><text:span text:style-name="T7">([</text:span></text:p>
      <text:p text:style-name="P11">            <text:span text:style-name="T17">'name'</text:span><text:span text:style-name="T7"> =&gt; </text:span><text:span text:style-name="T19">$faker</text:span><text:span text:style-name="T7">-&gt;</text:span><text:span text:style-name="T19">name</text:span><text:span text:style-name="T7">,</text:span></text:p>
      <text:p text:style-name="P11">            <text:span text:style-name="T17">'description'</text:span><text:span text:style-name="T7"> =&gt; </text:span><text:span text:style-name="T19">$faker</text:span><text:span text:style-name="T7">-&gt;</text:span><text:span text:style-name="T19">sentence</text:span><text:span text:style-name="T7">,</text:span></text:p>
      <text:p text:style-name="P11">            <text:span text:style-name="T17">'publication_year'</text:span><text:span text:style-name="T7"> =&gt; </text:span><text:span text:style-name="T19">$faker</text:span><text:span text:style-name="T7">-&gt;</text:span><text:span text:style-name="T19">year</text:span></text:p>
      <text:p text:style-name="P11">        <text:span text:style-name="T7">]);</text:span></text:p>
      <text:p text:style-name="P22"/>
      <text:p text:style-name="P11">        <text:span text:style-name="T21">return</text:span><text:span text:style-name="T7"> </text:span><text:span text:style-name="T2">new</text:span><text:span text:style-name="T7"> </text:span><text:span text:style-name="T5">BooksResource</text:span><text:span text:style-name="T7">(</text:span><text:span text:style-name="T19">$book</text:span><text:span text:style-name="T7">);</text:span></text:p>
      <text:p text:style-name="P11">    <text:span text:style-name="T7">}</text:span></text:p>
      <text:p text:style-name="P48"><text:soft-page-break/>chiamo con metodo po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7:18:11.763000000</dc:date>
    <meta:editing-duration>PT7H26M58S</meta:editing-duration>
    <meta:editing-cycles>63</meta:editing-cycles>
    <meta:generator>LibreOffice/7.1.3.2$Windows_X86_64 LibreOffice_project/47f78053abe362b9384784d31a6e56f8511eb1c1</meta:generator>
    <meta:document-statistic meta:table-count="0" meta:image-count="0" meta:object-count="0" meta:page-count="11" meta:paragraph-count="364" meta:word-count="1323" meta:character-count="12519" meta:non-whitespace-character-count="10007"/>
  </office:meta>
</office:document-meta>
</file>